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2cm" svg:x="0cm" svg:y="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41:46.944832136</meta:creation-date>
    <dc:date>2019-04-09T13:53:36.770277908</dc:date>
    <meta:editing-duration>PT51M15S</meta:editing-duration>
    <meta:editing-cycles>4</meta:editing-cycles>
    <meta:generator>LibreOffice/6.1.4.2$Linux_X86_64 LibreOffice_project/10$Build-2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01cm" svg:height="12.001cm" xlink:href="." xlink:type="simple" chart:class="chart:scatter" chart:style-name="ch1">
        <chart:title svg:x="7.813cm" svg:y="0.376cm" chart:style-name="ch2">
          <text:p>Precision (K-fold CV)</text:p>
        </chart:title>
        <chart:legend chart:legend-position="end" svg:x="16.673cm" svg:y="4.207cm" style:legend-expansion="high" chart:style-name="ch3"/>
        <chart:plot-area chart:style-name="ch4" chart:data-source-has-labels="both" svg:x="1.411cm" svg:y="1.395cm" svg:width="14.862cm" svg:height="9.385cm">
          <chartooo:coordinate-region svg:x="2.032cm" svg:y="1.594cm" svg:width="13.869cm" svg:height="8.539cm"/>
          <chart:axis chart:dimension="x" chart:name="primary-x" chart:style-name="ch5" chartooo:axis-type="auto">
            <chart:title svg:x="8.679cm" svg:y="11.02cm" chart:style-name="ch6">
              <text:p>K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6.806cm" chart:style-name="ch8">
              <text:p>precision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nstant_1</text:p>
              </table:table-cell>
              <table:table-cell office:value-type="string">
                <text:p>uniform_rand</text:p>
              </table:table-cell>
              <table:table-cell office:value-type="string">
                <text:p>sv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69.921">
                <text:p>69.921</text:p>
              </table:table-cell>
              <table:table-cell office:value-type="float" office:value="89.703">
                <text:p>89.703</text:p>
              </table:table-cell>
              <table:table-cell office:value-type="float" office:value="89.157">
                <text:p>89.157</text:p>
              </table:table-cell>
              <table:table-cell office:value-type="float" office:value="87.526">
                <text:p>87.526</text:p>
              </table:table-cell>
              <table:table-cell office:value-type="float" office:value="88.311">
                <text:p>88.311</text:p>
              </table:table-cell>
              <table:table-cell office:value-type="float" office:value="90.448">
                <text:p>90.4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71.062">
                <text:p>71.062</text:p>
              </table:table-cell>
              <table:table-cell office:value-type="float" office:value="90.683">
                <text:p>90.683</text:p>
              </table:table-cell>
              <table:table-cell office:value-type="float" office:value="89.749">
                <text:p>89.749</text:p>
              </table:table-cell>
              <table:table-cell office:value-type="float" office:value="87.592">
                <text:p>87.592</text:p>
              </table:table-cell>
              <table:table-cell office:value-type="float" office:value="87.404">
                <text:p>87.404</text:p>
              </table:table-cell>
              <table:table-cell office:value-type="float" office:value="90.858">
                <text:p>90.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70.299">
                <text:p>70.299</text:p>
              </table:table-cell>
              <table:table-cell office:value-type="float" office:value="90.289">
                <text:p>90.289</text:p>
              </table:table-cell>
              <table:table-cell office:value-type="float" office:value="88.758">
                <text:p>88.758</text:p>
              </table:table-cell>
              <table:table-cell office:value-type="float" office:value="88.155">
                <text:p>88.155</text:p>
              </table:table-cell>
              <table:table-cell office:value-type="float" office:value="89.114">
                <text:p>89.114</text:p>
              </table:table-cell>
              <table:table-cell office:value-type="float" office:value="91.494">
                <text:p>91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70.926">
                <text:p>70.926</text:p>
              </table:table-cell>
              <table:table-cell office:value-type="float" office:value="91.538">
                <text:p>91.538</text:p>
              </table:table-cell>
              <table:table-cell office:value-type="float" office:value="88.521">
                <text:p>88.521</text:p>
              </table:table-cell>
              <table:table-cell office:value-type="float" office:value="87.379">
                <text:p>87.379</text:p>
              </table:table-cell>
              <table:table-cell office:value-type="float" office:value="88.629">
                <text:p>88.629</text:p>
              </table:table-cell>
              <table:table-cell office:value-type="float" office:value="91.627">
                <text:p>9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70.123">
                <text:p>70.123</text:p>
              </table:table-cell>
              <table:table-cell office:value-type="float" office:value="91.87">
                <text:p>91.87</text:p>
              </table:table-cell>
              <table:table-cell office:value-type="float" office:value="88.942">
                <text:p>88.942</text:p>
              </table:table-cell>
              <table:table-cell office:value-type="float" office:value="88.397">
                <text:p>88.397</text:p>
              </table:table-cell>
              <table:table-cell office:value-type="float" office:value="88.469">
                <text:p>88.469</text:p>
              </table:table-cell>
              <table:table-cell office:value-type="float" office:value="91.213">
                <text:p>91.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67.679">
                <text:p>67.679</text:p>
              </table:table-cell>
              <table:table-cell office:value-type="float" office:value="90.933">
                <text:p>90.933</text:p>
              </table:table-cell>
              <table:table-cell office:value-type="float" office:value="89.278">
                <text:p>89.278</text:p>
              </table:table-cell>
              <table:table-cell office:value-type="float" office:value="88.527">
                <text:p>88.527</text:p>
              </table:table-cell>
              <table:table-cell office:value-type="float" office:value="88.867">
                <text:p>88.867</text:p>
              </table:table-cell>
              <table:table-cell office:value-type="float" office:value="92.179">
                <text:p>92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70.267">
                <text:p>70.267</text:p>
              </table:table-cell>
              <table:table-cell office:value-type="float" office:value="91.525">
                <text:p>91.525</text:p>
              </table:table-cell>
              <table:table-cell office:value-type="float" office:value="88.852">
                <text:p>88.852</text:p>
              </table:table-cell>
              <table:table-cell office:value-type="float" office:value="88.076">
                <text:p>88.076</text:p>
              </table:table-cell>
              <table:table-cell office:value-type="float" office:value="88.569">
                <text:p>88.569</text:p>
              </table:table-cell>
              <table:table-cell office:value-type="float" office:value="91.815">
                <text:p>91.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68.072">
                <text:p>68.072</text:p>
              </table:table-cell>
              <table:table-cell office:value-type="float" office:value="91.909">
                <text:p>91.909</text:p>
              </table:table-cell>
              <table:table-cell office:value-type="float" office:value="89.21">
                <text:p>89.21</text:p>
              </table:table-cell>
              <table:table-cell office:value-type="float" office:value="87.546">
                <text:p>87.546</text:p>
              </table:table-cell>
              <table:table-cell office:value-type="float" office:value="88.357">
                <text:p>88.357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